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12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9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3cm" svg:y1="16.24cm" svg:x2="46.74cm" svg:y2="17.51cm" draw:start-shape="id5" draw:start-glue-point="2" draw:end-shape="id6" draw:end-glue-point="4" svg:d="M42930 16240l3810 1270" svg:viewBox="0 0 381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7cm" svg:y2="15.605cm" draw:start-shape="id11" draw:start-glue-point="6" draw:end-shape="id5" draw:end-glue-point="1" svg:d="M48010 15605h-2540" svg:viewBox="0 0 254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onnector draw:style-name="gr5" draw:text-style-name="P4" draw:layer="layout" draw:type="line" svg:x1="35.607cm" svg:y1="15.605cm" svg:x2="40.39cm" svg:y2="15.605cm" draw:start-shape="id21" draw:start-glue-point="7" draw:end-shape="id5" draw:end-glue-point="3" svg:d="M35607 15605h4783" svg:viewBox="0 0 4784 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6.55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7.192cm" draw:start-shape="id16" draw:start-glue-point="3" draw:end-shape="id24" draw:end-glue-point="10" svg:d="M20050 15605l-2858 1587" svg:viewBox="0 0 2859 1588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ustom-shape draw:style-name="gr10" draw:text-style-name="P8" xml:id="id26" draw:id="id26" draw:layer="layout" svg:width="3.492cm" svg:height="1.27cm" svg:x="14.335cm" svg:y="22.907cm">
          <text:p text:style-name="P7"><text:span text:style-name="T2">typ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5" draw:text-style-name="P4" draw:layer="layout" draw:type="line" svg:x1="22.59cm" svg:y1="21.32cm" svg:x2="16.081cm" svg:y2="22.907cm" draw:start-shape="id14" draw:start-glue-point="2" draw:end-shape="id26" draw:end-glue-point="4" svg:d="M22590 21320l-6509 1587" svg:viewBox="0 0 6510 1588">
          <text:p/>
        </draw:connector>
        <draw:custom-shape draw:style-name="gr1" draw:text-style-name="P2" xml:id="id27" draw:id="id27" draw:layer="layout" svg:width="5.08cm" svg:height="1.27cm" svg:x="20.049cm" svg:y="30.21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8" draw:id="id28" draw:layer="layout" svg:width="3.492cm" svg:height="1.27cm" svg:x="20.884cm" svg:y="27.67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89cm" svg:y1="30.21cm" svg:x2="22.63cm" svg:y2="28.94cm" draw:start-shape="id27" draw:start-glue-point="0" draw:end-shape="id28" draw:end-glue-point="8" svg:d="M22589 30210l41-1270" svg:viewBox="0 0 42 1271">
          <text:p/>
        </draw:connector>
        <draw:custom-shape draw:style-name="gr1" draw:text-style-name="P2" xml:id="id31" draw:id="id31" draw:layer="layout" svg:width="5.08cm" svg:height="1.27cm" svg:x="20.049cm" svg:y="35.29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5.08cm" svg:height="1.27cm" svg:x="20.049cm" svg:y="40.37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4.445cm" svg:height="1.27cm" svg:x="20.366cm" svg:y="32.67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445cm" svg:height="1.27cm" svg:x="20.366cm" svg:y="37.77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89cm" svg:y1="40.37cm" svg:x2="22.589cm" svg:y2="39.046cm" draw:start-shape="id29" draw:start-glue-point="0" draw:end-shape="id30" draw:end-glue-point="6" svg:d="M22589 40370v-1324" svg:viewBox="0 0 1 1325">
          <text:p/>
        </draw:connector>
        <draw:connector draw:style-name="gr11" draw:text-style-name="P4" draw:layer="layout" draw:type="line" svg:x1="22.589cm" svg:y1="35.29cm" svg:x2="22.589cm" svg:y2="33.945cm" draw:start-shape="id31" draw:start-glue-point="0" draw:end-shape="id32" draw:end-glue-point="6" svg:d="M22589 35290v-1345" svg:viewBox="0 0 1 1346">
          <text:p/>
        </draw:connector>
        <draw:connector draw:style-name="gr5" draw:text-style-name="P4" draw:layer="layout" draw:type="line" svg:x1="22.589cm" svg:y1="37.776cm" svg:x2="22.589cm" svg:y2="36.56cm" draw:start-shape="id30" draw:start-glue-point="4" draw:end-shape="id31" draw:end-glue-point="2" svg:d="M22589 37776v-1216" svg:viewBox="0 0 1 1217">
          <text:p/>
        </draw:connector>
        <draw:connector draw:style-name="gr5" draw:text-style-name="P4" draw:layer="layout" draw:type="line" svg:x1="22.589cm" svg:y1="32.675cm" svg:x2="22.589cm" svg:y2="31.48cm" draw:start-shape="id32" draw:start-glue-point="4" draw:end-shape="id27" draw:end-glue-point="2" svg:d="M22589 32675v-1195" svg:viewBox="0 0 1 1196">
          <text:p/>
        </draw:connector>
        <draw:custom-shape draw:style-name="gr10" draw:text-style-name="P8" xml:id="id33" draw:id="id33" draw:layer="layout" svg:width="3.492cm" svg:height="1.27cm" svg:x="27.669cm" svg:y="35.2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4" draw:id="id34" draw:layer="layout" svg:width="3.492cm" svg:height="1.27cm" svg:x="27.987cm" svg:y="42.592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25.129cm" svg:y1="35.925cm" svg:x2="27.669cm" svg:y2="35.925cm" draw:start-shape="id31" draw:start-glue-point="1" draw:end-shape="id33" draw:end-glue-point="6" svg:d="M25129 35925h2540" svg:viewBox="0 0 2541 1">
          <text:p/>
        </draw:connector>
        <draw:connector draw:style-name="gr5" draw:text-style-name="P4" draw:layer="layout" draw:type="line" svg:x1="25.129cm" svg:y1="41.005cm" svg:x2="27.987cm" svg:y2="43.227cm" draw:start-shape="id29" draw:start-glue-point="1" draw:end-shape="id34" draw:end-glue-point="6" svg:d="M25129 41005l2858 2222" svg:viewBox="0 0 2859 2223">
          <text:p/>
        </draw:connector>
        <draw:custom-shape draw:style-name="gr10" draw:text-style-name="P8" xml:id="id36" draw:id="id36" draw:layer="layout" svg:width="3.492cm" svg:height="1.27cm" svg:x="17.509cm" svg:y="44.18cm">
          <text:p text:style-name="P7"><text:span text:style-name="T2">buy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7" draw:id="id37" draw:layer="layout" svg:width="3.492cm" svg:height="1.27cm" svg:x="23.859cm" svg:y="44.18cm">
          <text:p text:style-name="P7"><text:span text:style-name="T2">sel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5" draw:id="id35" draw:layer="layout" svg:width="3.492cm" svg:height="1.27cm" svg:x="14.017cm" svg:y="40.37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41.005cm" svg:x2="20.049cm" svg:y2="41.005cm" draw:start-shape="id35" draw:start-glue-point="10" draw:end-shape="id29" draw:end-glue-point="3" svg:d="M17509 41005h2540" svg:viewBox="0 0 2541 1">
          <text:p/>
        </draw:connector>
        <draw:connector draw:style-name="gr5" draw:text-style-name="P4" draw:layer="layout" draw:type="line" svg:x1="19.255cm" svg:y1="44.18cm" svg:x2="22.589cm" svg:y2="41.64cm" draw:start-shape="id36" draw:start-glue-point="4" draw:end-shape="id29" draw:end-glue-point="2" svg:d="M19255 44180l3334-2540" svg:viewBox="0 0 3335 2541">
          <text:p/>
        </draw:connector>
        <draw:connector draw:style-name="gr5" draw:text-style-name="P4" draw:layer="layout" draw:type="line" svg:x1="25.605cm" svg:y1="44.18cm" svg:x2="22.589cm" svg:y2="41.64cm" draw:start-shape="id37" draw:start-glue-point="4" draw:end-shape="id29" draw:end-glue-point="2" svg:d="M25605 44180l-3016-2540" svg:viewBox="0 0 3017 2541">
          <text:p/>
        </draw:connector>
        <draw:connector draw:style-name="gr5" draw:text-style-name="P4" draw:layer="layout" draw:type="line" svg:x1="46.74cm" svg:y1="13.7cm" svg:x2="42.93cm" svg:y2="14.97cm" draw:start-shape="id4" draw:start-glue-point="6" draw:end-shape="id5" draw:end-glue-point="0" svg:d="M46740 13700l-3810 1270" svg:viewBox="0 0 3811 1271">
          <text:p/>
        </draw:connector>
        <draw:custom-shape draw:style-name="gr10" draw:text-style-name="P8" xml:id="id38" draw:id="id38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8" draw:end-glue-point="4" svg:d="M64500 16240l3969 1270" svg:viewBox="0 0 3970 1271">
          <text:p/>
        </draw:connector>
        <draw:custom-shape draw:style-name="gr10" draw:text-style-name="P6" xml:id="id39" draw:id="id39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10.525cm" svg:x2="46.74cm" svg:y2="10.525cm" draw:start-shape="id39" draw:start-glue-point="10" draw:end-shape="id1" draw:end-glue-point="3" svg:d="M44180 10525h2560" svg:viewBox="0 0 2561 1">
          <text:p/>
        </draw:connector>
        <draw:custom-shape draw:style-name="gr10" draw:text-style-name="P8" xml:id="id40" draw:id="id40" draw:layer="layout" svg:width="3.492cm" svg:height="1.27cm" svg:x="13.7cm" svg:y="13.7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4.335cm" draw:start-shape="id16" draw:start-glue-point="3" draw:end-shape="id40" draw:end-glue-point="10" svg:d="M20050 15605l-2858-1270" svg:viewBox="0 0 2859 1271">
          <text:p/>
        </draw:connector>
        <draw:custom-shape draw:style-name="gr3" draw:text-style-name="P3" xml:id="id41" draw:id="id41" draw:layer="layout" svg:width="4.445cm" svg:height="1.27cm" svg:x="31.797cm" svg:y="25.13cm">
          <text:p text:style-name="P1">has 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line" svg:x1="22.59cm" svg:y1="21.32cm" svg:x2="31.797cm" svg:y2="25.765cm" draw:start-shape="id14" draw:start-glue-point="2" draw:end-shape="id41" draw:end-glue-point="5" svg:d="M22590 21320l9207 4445" svg:viewBox="0 0 9208 4446">
          <text:p/>
        </draw:connector>
        <draw:connector draw:style-name="gr14" draw:text-style-name="P4" draw:layer="layout" svg:x1="64.5cm" svg:y1="16.24cm" svg:x2="36.242cm" svg:y2="25.765cm" draw:start-shape="id8" draw:start-glue-point="2" draw:end-shape="id41" draw:end-glue-point="7" svg:d="M64500 16240v9525h-28258" svg:viewBox="0 0 28259 9526">
          <text:p/>
        </draw:connector>
        <draw:custom-shape draw:style-name="gr3" draw:text-style-name="P3" xml:id="id42" draw:id="id42" draw:layer="layout" svg:width="4.445cm" svg:height="1.27cm" svg:x="47.037cm" svg:y="32.75cm">
          <text:p text:style-name="P1">has 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4" draw:layer="layout" draw:line-skew="5.849cm" svg:x1="22.589cm" svg:y1="41.64cm" svg:x2="47.037cm" svg:y2="33.385cm" draw:start-shape="id29" draw:start-glue-point="2" draw:end-shape="id42" draw:end-glue-point="5" svg:d="M22589 41640v6350h13494v-14605h10954" svg:viewBox="0 0 24449 14606">
          <text:p/>
        </draw:connector>
        <draw:connector draw:style-name="gr16" draw:text-style-name="P4" draw:layer="layout" svg:x1="64.5cm" svg:y1="16.24cm" svg:x2="51.482cm" svg:y2="33.385cm" draw:start-shape="id8" draw:start-glue-point="2" draw:end-shape="id42" draw:end-glue-point="7" svg:d="M64500 16240v17145h-13018" svg:viewBox="0 0 13019 17146">
          <text:p/>
        </draw:connector>
        <draw:custom-shape draw:style-name="gr10" draw:text-style-name="P8" xml:id="id43" draw:id="id43" draw:layer="layout" svg:width="3.492cm" svg:height="1.27cm" svg:x="19.098cm" svg:y="23.86cm">
          <text:p text:style-name="P7"><text:span text:style-name="T2">unitPric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17" draw:text-style-name="P4" draw:layer="layout" draw:type="line" svg:x1="22.59cm" svg:y1="21.32cm" svg:x2="20.844cm" svg:y2="23.86cm" draw:start-shape="id14" draw:start-glue-point="2" draw:end-shape="id43" draw:end-glue-point="4" svg:d="M22590 21320l-1746 2540" svg:viewBox="0 0 1747 2541">
          <text:p/>
        </draw:connector>
        <draw:custom-shape draw:style-name="gr10" draw:text-style-name="P8" xml:id="id44" draw:id="id44" draw:layer="layout" svg:width="3.492cm" svg:height="1.27cm" svg:x="27.987cm" svg:y="39.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4" draw:layer="layout" draw:type="line" svg:x1="25.129cm" svg:y1="41.005cm" svg:x2="27.987cm" svg:y2="39.735cm" draw:start-shape="id29" draw:start-glue-point="1" draw:end-shape="id44" draw:end-glue-point="6" svg:d="M25129 41005l2858-1270" svg:viewBox="0 0 2859 1271">
          <text:p/>
        </draw:connector>
        <draw:custom-shape draw:style-name="gr10" draw:text-style-name="P8" xml:id="id45" draw:id="id45" draw:layer="layout" svg:width="3.492cm" svg:height="1.27cm" svg:x="14.017cm" svg:y="35.29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4" draw:layer="layout" draw:type="line" svg:x1="17.509cm" svg:y1="35.925cm" svg:x2="20.049cm" svg:y2="35.925cm" draw:start-shape="id45" draw:start-glue-point="10" draw:end-shape="id31" draw:end-glue-point="3" svg:d="M17509 35925h2540" svg:viewBox="0 0 2541 1">
          <text:p/>
        </draw:connector>
        <draw:custom-shape draw:style-name="gr10" draw:text-style-name="P8" xml:id="id46" draw:id="id46" draw:layer="layout" svg:width="3.492cm" svg:height="1.27cm" svg:x="13.8cm" svg:y="9.89cm">
          <text:p text:style-name="P7"><text:span text:style-name="T2">ico</text:span><text:span text:style-name="T2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4" draw:layer="layout" draw:type="line" svg:x1="20.05cm" svg:y1="10.495cm" svg:x2="17.292cm" svg:y2="10.525cm" draw:start-shape="id18" draw:start-glue-point="3" draw:end-shape="id46" draw:end-glue-point="10" svg:d="M20050 10495l-2758 30" svg:viewBox="0 0 2759 3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09-27T15:17:09.151039338</dc:date>
    <meta:editing-duration>PT1H35M14S</meta:editing-duration>
    <meta:editing-cycles>18</meta:editing-cycles>
    <meta:generator>LibreOffice/24.2.6.2$Linux_X86_64 LibreOffice_project/420$Build-2</meta:generator>
    <meta:document-statistic meta:object-count="93"/>
  </office:meta>
</office:document-meta>
</file>